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ker.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getPercentBase( PropertyList 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ker.make( PropertyList propertyList , String value , FObj 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ser.getValueForProperty( int propId , Property property , PropertyMaker maker , PropertyList property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aker.get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getBas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ker.getBaseLength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